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00000004A317ABE0695902767.jpg" manifest:media-type="image/jpeg"/>
  <manifest:file-entry manifest:full-path="Pictures/100000000000062E000002B8E5CFABF7DAD9B20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007cm" fo:margin-left="-0.206cm" fo:margin-top="0cm" fo:margin-bottom="0cm" table:align="left"/>
    </style:style>
    <style:style style:name="Tableau1.A" style:family="table-column">
      <style:table-column-properties style:column-width="3.067cm"/>
    </style:style>
    <style:style style:name="Tableau1.B" style:family="table-column">
      <style:table-column-properties style:column-width="3.81cm"/>
    </style:style>
    <style:style style:name="Tableau1.C" style:family="table-column">
      <style:table-column-properties style:column-width="9.1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1"/>
    </style:style>
    <style:style style:name="P1" style:family="paragraph" style:parent-style-name="Standard">
      <loext:graphic-properties draw:fill-color="#ffffff"/>
      <style:paragraph-properties fo:margin-top="0cm" fo:margin-bottom="0.353cm" loext:contextual-spacing="false" fo:padding="0cm" fo:border="none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urier New" fo:font-size="8pt" style:font-name-asian="Courier New1" style:font-size-asian="8pt" style:font-name-complex="Courier New1" style:font-size-complex="8pt"/>
    </style:style>
    <style:style style:name="P4" style:family="paragraph" style:parent-style-name="Standard">
      <loext:graphic-properties draw:fill-color="#ffffff"/>
      <style:paragraph-properties fo:margin-top="0cm" fo:margin-bottom="0cm" loext:contextual-spacing="false" fo:line-height="120%" fo:padding="0cm" fo:border="none"/>
    </style:style>
    <style:style style:name="P5" style:family="paragraph" style:parent-style-name="Standard">
      <loext:graphic-properties draw:fill-color="#ffffff"/>
      <style:paragraph-properties fo:margin-top="0cm" fo:margin-bottom="0cm" loext:contextual-spacing="false" fo:line-height="120%" fo:padding="0cm" fo:border="none"/>
      <style:text-properties officeooo:rsid="0011bb0f" officeooo:paragraph-rsid="0011bb0f"/>
    </style:style>
    <style:style style:name="P6" style:family="paragraph" style:parent-style-name="Standard">
      <loext:graphic-properties draw:fill-color="#ffffff"/>
      <style:paragraph-properties fo:margin-top="0cm" fo:margin-bottom="0cm" loext:contextual-spacing="false" fo:line-height="120%" fo:padding="0cm" fo:border="none"/>
      <style:text-properties officeooo:rsid="00120776" officeooo:paragraph-rsid="00120776"/>
    </style:style>
    <style:style style:name="P7" style:family="paragraph" style:parent-style-name="Standard">
      <loext:graphic-properties draw:fill-color="#ffffff"/>
      <style:paragraph-properties fo:margin-top="0cm" fo:margin-bottom="0cm" loext:contextual-spacing="false" fo:line-height="120%" fo:padding="0cm" fo:border="none"/>
      <style:text-properties officeooo:rsid="00120776" officeooo:paragraph-rsid="00139f78"/>
    </style:style>
    <style:style style:name="P8" style:family="paragraph" style:parent-style-name="Standard">
      <loext:graphic-properties draw:fill-color="#ffffff"/>
      <style:paragraph-properties fo:margin-top="0cm" fo:margin-bottom="0cm" loext:contextual-spacing="false" fo:line-height="120%" fo:break-before="page" fo:padding="0cm" fo:border="none"/>
      <style:text-properties officeooo:rsid="0011bb0f" officeooo:paragraph-rsid="0011bb0f"/>
    </style:style>
    <style:style style:name="P9" style:family="paragraph" style:parent-style-name="Standard">
      <loext:graphic-properties draw:fill-color="#ffffff"/>
      <style:paragraph-properties fo:margin-left="-2cm" fo:margin-right="0cm" fo:margin-top="1.27cm" fo:margin-bottom="0cm" loext:contextual-spacing="false" fo:line-height="115%" fo:text-indent="0cm" style:auto-text-indent="false" fo:padding="0cm" fo:border="none">
        <style:tab-stops>
          <style:tab-stop style:position="6.251cm" style:type="center"/>
          <style:tab-stop style:position="14.503cm" style:type="right"/>
        </style:tab-stops>
      </style:paragraph-properties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text-indent="-2.499cm" style:auto-text-indent="false" fo:padding="0cm" fo:border="none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text-indent="-2.499cm" style:auto-text-indent="false" fo:padding="0cm" fo:border="none"/>
      <style:text-properties fo:font-size="10pt" style:font-size-asian="10pt" style:font-size-complex="10pt"/>
    </style:style>
    <style:style style:name="P12" style:family="paragraph" style:parent-style-name="Standard">
      <loext:graphic-properties draw:fill-color="#ffffff"/>
      <style:paragraph-properties fo:margin-top="0.035cm" fo:margin-bottom="1cm" loext:contextual-spacing="false" fo:line-height="115%" fo:text-align="end" style:justify-single-word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3" style:family="paragraph" style:parent-style-name="Heading_20_1" style:master-page-name="First_20_Page">
      <loext:graphic-properties draw:fill-color="#ffffff"/>
      <style:paragraph-properties fo:margin-left="0.993cm" fo:margin-right="0cm" fo:margin-top="0cm" fo:margin-bottom="0.353cm" loext:contextual-spacing="false" fo:text-align="center" style:justify-single-word="false" fo:text-indent="0cm" style:auto-text-indent="false" style:page-number="1" fo:padding="0cm" fo:border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style:font-name="Arial" fo:font-size="9pt" fo:font-weight="normal" style:font-name-asian="Arial1" style:font-size-asian="9pt" style:font-weight-asian="normal" style:font-name-complex="Arial1" style:font-size-complex="9pt"/>
    </style:style>
    <style:style style:name="T5" style:family="text">
      <style:text-properties officeooo:rsid="00120776"/>
    </style:style>
    <style:style style:name="T6" style:family="text">
      <style:text-properties officeooo:rsid="00141b12"/>
    </style:style>
    <style:style style:name="T7" style:family="text">
      <style:text-properties officeooo:rsid="0015bfbb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Cet aide mémoire vous donne quelques commandes Linux de base vous permettant de commencer le jeu de piste. Vous trouverez également beaucoup d’infos sur Internet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text:span text:style-name="T1">Instruction</text:span></text:p>
          </table:table-cell>
          <table:table-cell table:style-name="Tableau1.A1" office:value-type="string">
            <text:p text:style-name="P2"><text:span text:style-name="T1">Utilisation</text:span></text:p>
          </table:table-cell>
          <table:table-cell table:style-name="Tableau1.A1" office:value-type="string">
            <text:p text:style-name="P2"><text:span text:style-name="T2">Exemple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cp</text:span></text:p>
          </table:table-cell>
          <table:table-cell table:style-name="Tableau1.A1" office:value-type="string">
            <text:p text:style-name="P2"><text:span text:style-name="T1">copier des fichier</text:span></text:p>
          </table:table-cell>
          <table:table-cell table:style-name="Tableau1.A1" office:value-type="string">
            <text:p text:style-name="P2"><text:span text:style-name="T2">cp fichier1.txt fichier2.txt</text:span></text:p>
            <text:p text:style-name="P2"><text:span text:style-name="T2">cp /tmp/fichier1.txt /home/plv/</text:span></text:p>
            <text:p text:style-name="P2"><text:span text:style-name="T2">cp -rp /home/plv/repertoire1/ /home/plv/repertoire2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cd</text:span></text:p>
          </table:table-cell>
          <table:table-cell table:style-name="Tableau1.A1" office:value-type="string">
            <text:p text:style-name="P2"><text:span text:style-name="T1">changer de répertoire</text:span></text:p>
          </table:table-cell>
          <table:table-cell table:style-name="Tableau1.A1" office:value-type="string">
            <text:p text:style-name="P2"><text:span text:style-name="T2">cd /home/plv</text:span></text:p>
            <text:p text:style-name="P2"><text:span text:style-name="T2">cd repertoire1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ls</text:span></text:p>
          </table:table-cell>
          <table:table-cell table:style-name="Tableau1.A1" office:value-type="string">
            <text:p text:style-name="P2"><text:span text:style-name="T1">lire le contenu d’un répertoire</text:span></text:p>
          </table:table-cell>
          <table:table-cell table:style-name="Tableau1.A1" office:value-type="string">
            <text:p text:style-name="P2"><text:span text:style-name="T2">ls</text:span></text:p>
            <text:p text:style-name="P2"><text:span text:style-name="T2">ls /home/plv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find</text:span></text:p>
          </table:table-cell>
          <table:table-cell table:style-name="Tableau1.A1" office:value-type="string">
            <text:p text:style-name="P2"><text:span text:style-name="T1">parcourir des répertoires</text:span></text:p>
          </table:table-cell>
          <table:table-cell table:style-name="Tableau1.A1" office:value-type="string">
            <text:p text:style-name="P2"><text:span text:style-name="T2">find .</text:span></text:p>
            <text:p text:style-name="P2"><text:span text:style-name="T2">find . -name ‘*.php’</text:span></text:p>
            <text:p text:style-name="P2"><text:span text:style-name="T2">find . -type d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grep</text:span></text:p>
          </table:table-cell>
          <table:table-cell table:style-name="Tableau1.A1" office:value-type="string">
            <text:p text:style-name="P2"><text:span text:style-name="T1">recherche une chaine de caractère dans un fichier.</text:span></text:p>
            <text:p text:style-name="P2"><text:span text:style-name="T1">note : grep est souvent utilisé avec find.</text:span></text:p>
          </table:table-cell>
          <table:table-cell table:style-name="Tableau1.A1" office:value-type="string">
            <text:p text:style-name="P2"><text:span text:style-name="T2">grep Toto fichier.txt</text:span></text:p>
            <text:p text:style-name="P2"><text:span text:style-name="T2">grep -i toto fichier.txt</text:span></text:p>
            <text:p text:style-name="P2"><text:span text:style-name="T2">find . | grep foo</text:span></text:p>
            <text:p text:style-name="P2"><text:span text:style-name="T2">find . -type f -exec grep -iH foo {} \;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“|” ou pipe</text:span></text:p>
          </table:table-cell>
          <table:table-cell table:style-name="Tableau1.A1" office:value-type="string">
            <text:p text:style-name="P2"><text:span text:style-name="T1">Permet d’envoyer le résultat d’une commande à une autre commande</text:span></text:p>
          </table:table-cell>
          <table:table-cell table:style-name="Tableau1.A1" office:value-type="string">
            <text:p text:style-name="P2"><text:span text:style-name="T2">ls | grep “foo” : cherche dans un répertoire un fichier dont le nom contient “foo”</text:span></text:p>
            <text:p text:style-name="P2"><text:span text:style-name="T2">cat toto.txt | grep “bar” : renvoie les lignes du fichier toto.txt qui contiennent “bar”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man</text:span></text:p>
          </table:table-cell>
          <table:table-cell table:style-name="Tableau1.A1" office:value-type="string">
            <text:p text:style-name="P2"><text:span text:style-name="T1">affiche l’aide d’une commande unix</text:span></text:p>
          </table:table-cell>
          <table:table-cell table:style-name="Tableau1.A1" office:value-type="string">
            <text:p text:style-name="P2"><text:span text:style-name="T2">man ls</text:span></text:p>
            <text:p text:style-name="P2"><text:span text:style-name="T2">man cp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mv</text:span></text:p>
          </table:table-cell>
          <table:table-cell table:style-name="Tableau1.A1" office:value-type="string">
            <text:p text:style-name="P2"><text:span text:style-name="T1">renomme ou déplace un fichier</text:span></text:p>
          </table:table-cell>
          <table:table-cell table:style-name="Tableau1.A1" office:value-type="string">
            <text:p text:style-name="P2"><text:span text:style-name="T2">mv ancien_nom.txt nouveau_nom.txt</text:span></text:p>
            <text:p text:style-name="P2"><text:span text:style-name="T2">mv /tmp/fichier1.txt /home/plv/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chmod</text:span></text:p>
          </table:table-cell>
          <table:table-cell table:style-name="Tableau1.A1" office:value-type="string">
            <text:p text:style-name="P2"><text:span text:style-name="T1">change les droits d’un fichier</text:span></text:p>
          </table:table-cell>
          <table:table-cell table:style-name="Tableau1.A1" office:value-type="string">
            <text:p text:style-name="P2"><text:span text:style-name="T2">chmod a+rwx fichier1</text:span></text:p>
            <text:p text:style-name="P2"><text:span text:style-name="T2">chmod u+w /tmp/fichier2</text:span>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T1">cat</text:span></text:p>
          </table:table-cell>
          <table:table-cell table:style-name="Tableau1.A1" office:value-type="string">
            <text:p text:style-name="P2"><text:span text:style-name="T1">affiche le contenu d’un fichier</text:span></text:p>
          </table:table-cell>
          <table:table-cell table:style-name="Tableau1.A1" office:value-type="string">
            <text:p text:style-name="P2"><text:span text:style-name="T2">cat fichier.txt</text:span></text:p>
            <text:p text:style-name="P2"><text:span text:style-name="T2">cat fichier.txt | grep tutu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ln -s</text:span></text:p>
          </table:table-cell>
          <table:table-cell table:style-name="Tableau1.A1" office:value-type="string">
            <text:p text:style-name="P2"><text:span text:style-name="T1">crée un lien “symbolique” vers un fichier.</text:span></text:p>
          </table:table-cell>
          <table:table-cell table:style-name="Tableau1.A1" office:value-type="string">
            <text:p text:style-name="P2"><text:span text:style-name="T2">ln -s fichier.txt mon_lien.txt</text:span></text:p>
            <text:p text:style-name="P2"><text:span text:style-name="T2">ln -s /destination/fichier mon_lien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ssh</text:span></text:p>
          </table:table-cell>
          <table:table-cell table:style-name="Tableau1.A1" office:value-type="string">
            <text:p text:style-name="P2"><text:span text:style-name="T1">se connecter à une autre machine</text:span></text:p>
          </table:table-cell>
          <table:table-cell table:style-name="Tableau1.A1" office:value-type="string">
            <text:p text:style-name="P2"><text:span text:style-name="T2">ssh user@hostname</text:span></text:p>
            <text:p text:style-name="P2"><text:span text:style-name="T2">ssh root@172.22.119.xxx</text:span>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T1">./mon_script.sh</text:span></text:p>
          </table:table-cell>
          <table:table-cell table:style-name="Tableau1.A1" office:value-type="string">
            <text:p text:style-name="P2"><text:span text:style-name="T1">exécuter un programme ou un script</text:span></text:p>
          </table:table-cell>
          <table:table-cell table:style-name="Tableau1.A1" office:value-type="string">
            <text:p text:style-name="P2"><text:span text:style-name="T2">./mon_script.sh</text:span></text:p>
            <text:p text:style-name="P2"><text:span text:style-name="T2">/home/plv/mon_script.sh</text:span></text:p>
            <text:p text:style-name="P2"><text:span text:style-name="T2">cd /home/plv/ ; mon_script.sh</text:span></text:p>
          </table:table-cell>
        </table:table-row>
      </table:table>
      <text:p text:style-name="P4"/>
      <text:p text:style-name="P8">Tab pour auto complétion</text:p>
      <text:p text:style-name="P5"/>
      <text:p text:style-name="P5">ctrl Maj C <text:s/>et <text:s/>ctrl Maj V <text:span text:style-name="T5">ou clic droit</text:span> <text:s text:c="4"/>pour copier coller <text:s/></text:p>
      <text:p text:style-name="P5"/>
      <text:p text:style-name="P6">éditeur texte : vim <text:s/>ou <text:s/>view (lecture seule)</text:p>
      <text:p text:style-name="P7"><text:a xlink:type="simple" xlink:href="https://doc.ubuntu-fr.org/vim" text:style-name="Internet_20_link" text:visited-style-name="Visited_20_Internet_20_Link">https://doc.ubuntu-fr.org/vim</text:a> </text:p>
      <text:p text:style-name="P7"><text:tab/><text:tab/></text:p>
      <text:p text:style-name="P6"/>
      <text:p text:style-name="P6">cat */* &gt;sponsors</text:p>
      <text:p text:style-name="P6">sort -n sponsors</text:p>
      <text:p text:style-name="P6">sort -n sponsors &gt;sponsors_trie</text:p>
      <text:p text:style-name="P6">cat sponsors_trie</text:p>
      <text:p text:style-name="P6">grep 32560 <text:s/>*/* <text:s text:c="3"/>→<text:span text:style-name="T6"> <text:s text:c="3"/></text:span>UK/FreeWave_Technologies.sponsor:32560</text:p>
      <text:p text:style-name="P6"><text:s/>grep 32353 */* <text:s text:c="2"/>–<text:span text:style-name="T7">&gt; Spain/Harman_International_Industries.sponsor:32353</text:span></text:p>
      <text:p text:style-name="P6"><text:s/>grep 32065 */* <text:s text:c="2"/>→<text:span text:style-name="T7"> <text:s text:c="2"/>Switzerland/Beazer_Homes_USA.sponsor:32065</text:span></text:p>
      <text:p text:style-name="P6"/>
      <text:p text:style-name="P6">SUCCESS : Your total budget is 969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fr" fo:country="FR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fr" fo:country="FR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988cm" fo:margin-right="0cm" fo:margin-top="0.212cm" fo:margin-bottom="0cm" loext:contextual-spacing="false" fo:line-height="120%" fo:text-align="justify" style:justify-single-word="false" fo:keep-together="always" fo:text-indent="0cm" style:auto-text-indent="false" fo:keep-with-next="always"/>
      <style:text-properties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905cm" fo:margin-right="0cm" fo:margin-top="0cm" fo:margin-bottom="0cm" loext:contextual-spacing="false" fo:line-height="100%" fo:text-align="justify" style:justify-single-word="false" fo:keep-together="always" fo:text-indent="-1.27cm" style:auto-text-indent="false" fo:keep-with-next="always"/>
      <style:text-properties fo:color="#000000" style:font-name="Calibri" fo:font-family="Calibri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Calibri1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905cm" fo:margin-right="0cm" fo:margin-top="0.212cm" fo:margin-bottom="0cm" loext:contextual-spacing="false" fo:line-height="115%" fo:keep-together="always" fo:text-indent="-0.653cm" style:auto-text-indent="false" fo:keep-with-next="always">
        <style:tab-stops>
          <style:tab-stop style:position="1.251cm"/>
          <style:tab-stop style:position="2.501cm"/>
        </style:tab-stops>
      </style:paragraph-properties>
      <style:text-properties fo:color="#000000" style:font-name="Calibri" fo:font-family="Calibri" style:font-family-generic="roman" style:font-pitch="variable" fo:font-size="14pt" fo:font-weight="normal" style:font-name-asian="Calibri1" style:font-family-asian="Calibri" style:font-family-generic-asian="system" style:font-pitch-asian="variable" style:font-size-asian="14pt" style:font-weight-asian="normal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274cm" fo:margin-right="0cm" fo:margin-top="0.353cm" fo:margin-bottom="0cm" loext:contextual-spacing="false" fo:line-height="115%" fo:text-align="justify" style:justify-single-word="false" fo:keep-together="always" fo:text-indent="-0.635cm" style:auto-text-indent="false" fo:keep-with-next="always"/>
      <style:text-properties fo:color="#000000" style:font-name="Calibri" fo:font-family="Calibri" style:font-family-generic="roman" style:font-pitch="variable" fo:font-size="14pt" fo:font-weight="normal" style:font-name-asian="Calibri1" style:font-family-asian="Calibri" style:font-family-generic-asian="system" style:font-pitch-asian="variable" style:font-size-asian="14pt" style:font-weight-asian="normal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53cm" fo:margin-bottom="0cm" loext:contextual-spacing="false" fo:line-height="115%" fo:keep-together="always" fo:keep-with-next="always"/>
      <style:text-properties fo:color="#243f60" style:font-name="Cambria" fo:font-family="Cambria" style:font-family-generic="roman" style:font-pitch="variable" fo:font-size="11pt" fo:font-weight="normal" style:font-name-asian="Cambria1" style:font-family-asian="Cambria" style:font-family-generic-asian="system" style:font-pitch-asian="variable" style:font-size-asian="11pt" style:font-weight-asian="normal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cm" loext:contextual-spacing="false" fo:line-height="115%" fo:keep-together="always" fo:keep-with-next="always"/>
      <style:text-properties fo:color="#243f60" style:font-name="Cambria" fo:font-family="Cambria" style:font-family-generic="roman" style:font-pitch="variable" fo:font-size="11pt" fo:font-style="italic" fo:font-weight="normal" style:font-name-asian="Cambria1" style:font-family-asian="Cambria" style:font-family-generic-asian="system" style:font-pitch-asian="variable" style:font-size-asian="11pt" style:font-style-asian="italic" style:font-weight-asian="normal" style:font-name-complex="Cambria1" style:font-family-complex="Cambria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loext:contextual-spacing="false" fo:line-height="100%" fo:keep-together="always" fo:keep-with-next="always"/>
      <style:text-properties fo:color="#17365d" style:font-name="Cambria" fo:font-family="Cambria" style:font-family-generic="roman" style:font-pitch="variable" fo:font-size="26pt" fo:font-weight="normal" style:font-name-asian="Cambria1" style:font-family-asian="Cambria" style:font-family-generic-asian="system" style:font-pitch-asian="variable" style:font-size-asian="26pt" style:font-weight-asian="normal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15%" fo:keep-together="always" fo:keep-with-next="always"/>
      <style:text-properties fo:color="#4f81bd" style:font-name="Cambria" fo:font-family="Cambria" style:font-family-generic="roman" style:font-pitch="variable" fo:font-size="12pt" fo:font-style="italic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-2cm" fo:margin-right="0cm" fo:margin-top="1.27cm" fo:margin-bottom="0cm" loext:contextual-spacing="false" fo:line-height="115%" fo:text-indent="0cm" style:auto-text-indent="false" fo:padding="0cm" fo:border="none">
        <style:tab-stops>
          <style:tab-stop style:position="6.251cm" style:type="center"/>
          <style:tab-stop style:position="14.503cm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top="0.035cm" fo:margin-bottom="1cm" loext:contextual-spacing="false" fo:line-height="115%" fo:text-align="end" style:justify-single-word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text-indent="-2.499cm" style:auto-text-indent="false" fo:padding="0cm" fo:border="none"/>
    </style:style>
    <style:style style:name="MP4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text-indent="-2.499cm" style:auto-text-indent="false" fo:padding="0cm" fo:border="none"/>
      <style:text-properties fo:font-size="10pt" style:font-size-asian="10pt" style:font-size-complex="10pt"/>
    </style:style>
    <style:style style:name="MP5" style:family="paragraph" style:parent-style-name="Standard">
      <loext:graphic-properties draw:fill-color="#ffffff"/>
      <style:paragraph-properties fo:margin-top="0cm" fo:margin-bottom="0.353cm" loext:contextual-spacing="false" fo:padding="0cm" fo:border="none"/>
    </style:style>
    <style:style style:name="MT1" style:family="text">
      <style:text-properties fo:color="#000000" style:font-name="Arial" fo:font-size="9pt" fo:font-weight="normal" style:font-name-asian="Arial1" style:font-size-asian="9pt" style:font-weight-asian="normal" style:font-name-complex="Arial1" style:font-size-complex="9pt"/>
    </style:style>
    <style:style style:name="MT2" style:family="text">
      <style:text-properties fo:font-size="22pt" style:font-size-asian="22pt" style:font-size-complex="2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.635cm" fo:margin-left="2.499cm" fo:margin-right="2.499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4cm" fo:margin-left="0cm" fo:margin-right="0cm" fo:margin-bottom="1.764cm" style:dynamic-spacing="true"/>
      </style:header-style>
      <style:footer-style>
        <style:header-footer-properties fo:min-height="1.864cm" fo:margin-left="0cm" fo:margin-right="0cm" fo:margin-top="1.76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text:line-break/><draw:frame draw:style-name="Mfr1" draw:name="image4.jpg" text:anchor-type="as-char" svg:width="5.644cm" svg:height="2.611cm" draw:z-index="0"><draw:image xlink:href="Pictures/10000000000000A00000004A317ABE0695902767.jpg" xlink:type="simple" xlink:show="embed" xlink:actuate="onLoad" loext:mime-type="image/jpeg"/><svg:desc>13701112_270900789934620_3808896967831377881_osmall.jpg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text:span text:style-name="MT2">Réseau-Système / Mémo Linux</text:span><draw:frame draw:style-name="Mfr2" draw:name="image2.jpg" text:anchor-type="char" svg:x="-3.016cm" svg:y="-0.185cm" svg:width="6.907cm" svg:height="3.025cm" draw:z-index="1"><draw:image xlink:href="Pictures/100000000000062E000002B8E5CFABF7DAD9B201.jpg" xlink:type="simple" xlink:show="embed" xlink:actuate="onLoad" loext:mime-type="image/jpeg"/><svg:desc>habillageTemporaire.jpg</svg:desc></draw:frame></text:p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3-19T16:42:49.709000000</dc:date>
    <meta:editing-duration>PT5H31M21S</meta:editing-duration>
    <meta:editing-cycles>2</meta:editing-cycles>
    <meta:document-statistic meta:table-count="1" meta:image-count="2" meta:object-count="0" meta:page-count="2" meta:paragraph-count="77" meta:word-count="312" meta:character-count="2048" meta:non-whitespace-character-count="1783"/>
  </office:meta>
</office:document-meta>
</file>